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AFD07676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2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46">
            <text:p>4046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45">
            <text:p>404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35">
            <text:p>4035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4034">
            <text:p>4034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30">
            <text:p>4030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45">
            <text:p>4045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41">
            <text:p>4041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3996">
            <text:p>3996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table:number-columns-repeated="2" office:value-type="float" office:value="4065">
            <text:p>4065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2809">
            <text:p>2809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68">
            <text:p>3168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343">
            <text:p>3343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8">
            <text:p>3348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528">
            <text:p>3528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3528">
            <text:p>3528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3719">
            <text:p>3719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4">
            <text:p>3724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720">
            <text:p>3720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720">
            <text:p>3720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720">
            <text:p>3720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3910">
            <text:p>3910</text:p>
          </table:table-cell>
        </table:table-row>
      </table:table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848">
            <text:p>1848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786">
            <text:p>2786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834">
            <text:p>2834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office:value-type="float" office:value="2995">
            <text:p>2995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3225">
            <text:p>3225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office:value-type="float" office:value="3241">
            <text:p>3241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349">
            <text:p>3349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office:value-type="float" office:value="3368">
            <text:p>3368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407">
            <text:p>3407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3542">
            <text:p>3542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573">
            <text:p>3573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3605">
            <text:p>3605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3668">
            <text:p>3668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office:value-type="float" office:value="3716">
            <text:p>3716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3788">
            <text:p>3788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3798">
            <text:p>3798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3813">
            <text:p>3813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float" office:value="3824">
            <text:p>3824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891">
            <text:p>3891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3899">
            <text:p>389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3916">
            <text:p>3916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3923">
            <text:p>3923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3952">
            <text:p>3952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3974">
            <text:p>3974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82">
            <text:p>3982</text:p>
          </table:table-cell>
        </table:table-row>
        <table:table-row table:style-name="ro1">
          <table:table-cell table:number-columns-repeated="2" office:value-type="float" office:value="3991">
            <text:p>3991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table:number-columns-repeated="2" office:value-type="float" office:value="4018">
            <text:p>4018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4025">
            <text:p>4025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5">
            <text:p>4035</text:p>
          </table:table-cell>
        </table:table-row>
        <table:table-row table:style-name="ro1">
          <table:table-cell table:number-columns-repeated="2" office:value-type="float" office:value="4043">
            <text:p>404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999">
            <text:p>3999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3927">
            <text:p>3927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3917">
            <text:p>3917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3904">
            <text:p>3904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3861">
            <text:p>3861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3820">
            <text:p>3820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759">
            <text:p>3759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3730">
            <text:p>3730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3711">
            <text:p>3711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3694">
            <text:p>3694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3642">
            <text:p>3642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3624">
            <text:p>3624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604">
            <text:p>3604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588">
            <text:p>3588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3498">
            <text:p>3498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3386">
            <text:p>3386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3359">
            <text:p>3359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3328">
            <text:p>3328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3252">
            <text:p>3252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office:value-type="float" office:value="3236">
            <text:p>3236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3156">
            <text:p>3156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2994">
            <text:p>2994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2845">
            <text:p>2845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2096">
            <text:p>2096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3088">
            <text:p>3088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3109">
            <text:p>3109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float" office:value="3129">
            <text:p>3129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3209">
            <text:p>3209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3233">
            <text:p>3233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3268">
            <text:p>3268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3281">
            <text:p>3281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306">
            <text:p>3306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331">
            <text:p>3331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343">
            <text:p>3343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float" office:value="3367">
            <text:p>3367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3430">
            <text:p>3430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office:value-type="float" office:value="3485">
            <text:p>3485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508">
            <text:p>3508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544">
            <text:p>3544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office:value-type="float" office:value="3552">
            <text:p>3552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3564">
            <text:p>3564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table:number-columns-repeated="2" office:value-type="float" office:value="3603">
            <text:p>3603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3611">
            <text:p>3611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table:number-columns-repeated="2" office:value-type="float" office:value="3629">
            <text:p>3629</text:p>
          </table:table-cell>
        </table:table-row>
        <table:table-row table:style-name="ro1">
          <table:table-cell table:number-columns-repeated="2" office:value-type="float" office:value="3637">
            <text:p>3637</text:p>
          </table:table-cell>
        </table:table-row>
        <table:table-row table:style-name="ro1">
          <table:table-cell table:number-columns-repeated="2" office:value-type="float" office:value="3646">
            <text:p>3646</text:p>
          </table:table-cell>
        </table:table-row>
        <table:table-row table:style-name="ro1">
          <table:table-cell table:number-columns-repeated="2" office:value-type="float" office:value="3654">
            <text:p>3654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671">
            <text:p>3671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3680">
            <text:p>3680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office:value-type="float" office:value="3707">
            <text:p>3707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float" office:value="3717">
            <text:p>3717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746">
            <text:p>3746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3778">
            <text:p>3778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788">
            <text:p>3788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3796">
            <text:p>3796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3822">
            <text:p>3822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office:value-type="float" office:value="3830">
            <text:p>3830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3928">
            <text:p>3928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88">
            <text:p>3988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3996">
            <text:p>3996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030">
            <text:p>4030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4022">
            <text:p>4022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3963">
            <text:p>3963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3960">
            <text:p>3960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3952">
            <text:p>3952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945">
            <text:p>3945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940">
            <text:p>3940</text:p>
          </table:table-cell>
        </table:table-row>
        <table:table-row table:style-name="ro1">
          <table:table-cell table:number-columns-repeated="2" office:value-type="float" office:value="3936">
            <text:p>3936</text:p>
          </table:table-cell>
        </table:table-row>
        <table:table-row table:style-name="ro1">
          <table:table-cell table:number-columns-repeated="2" office:value-type="float" office:value="3932">
            <text:p>3932</text:p>
          </table:table-cell>
        </table:table-row>
        <table:table-row table:style-name="ro1">
          <table:table-cell table:number-columns-repeated="2" office:value-type="float" office:value="3928">
            <text:p>3928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3919">
            <text:p>3919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3903">
            <text:p>3903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3893">
            <text:p>3893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3891">
            <text:p>3891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8">
            <text:p>3878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78">
            <text:p>3878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81">
            <text:p>3881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3903">
            <text:p>3903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939">
            <text:p>3939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float" office:value="3949">
            <text:p>3949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3959">
            <text:p>3959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table:number-columns-repeated="2" office:value-type="float" office:value="3972">
            <text:p>3972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3984">
            <text:p>3984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13">
            <text:p>4013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table:number-columns-repeated="2" office:value-type="float" office:value="4048">
            <text:p>4048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37">
            <text:p>4037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4021">
            <text:p>4021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office:value-type="float" office:value="4003">
            <text:p>4003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3981">
            <text:p>3981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3956">
            <text:p>3956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office:value-type="float" office:value="3923">
            <text:p>3923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3846">
            <text:p>3846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817">
            <text:p>3817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3803">
            <text:p>3803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3780">
            <text:p>3780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765">
            <text:p>3765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757">
            <text:p>3757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3743">
            <text:p>3743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3720">
            <text:p>3720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office:value-type="float" office:value="3713">
            <text:p>3713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702">
            <text:p>3702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3664">
            <text:p>3664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3636">
            <text:p>3636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3631">
            <text:p>3631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float" office:value="3589">
            <text:p>3589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3579">
            <text:p>3579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3521">
            <text:p>3521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float" office:value="3503">
            <text:p>350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3484">
            <text:p>3484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3466">
            <text:p>3466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3437">
            <text:p>3437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3428">
            <text:p>3428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3418">
            <text:p>3418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float" office:value="3367">
            <text:p>3367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3351">
            <text:p>3351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3285">
            <text:p>3285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3252">
            <text:p>3252</text:p>
          </table:table-cell>
        </table:table-row>
        <table:table-row table:style-name="ro1">
          <table:table-cell table:number-columns-repeated="2" office:value-type="float" office:value="3246">
            <text:p>3246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3231">
            <text:p>3231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3220">
            <text:p>3220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office:value-type="float" office:value="3168">
            <text:p>3168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3099">
            <text:p>3099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088">
            <text:p>3088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817">
            <text:p>2817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2713">
            <text:p>2713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847">
            <text:p>1847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2151">
            <text:p>2151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2253">
            <text:p>2253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float" office:value="2726">
            <text:p>2726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2754">
            <text:p>2754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float" office:value="2816">
            <text:p>2816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float" office:value="2966">
            <text:p>2966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3054">
            <text:p>3054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3063">
            <text:p>3063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3086">
            <text:p>3086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office:value-type="float" office:value="3122">
            <text:p>3122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office:value-type="float" office:value="3159">
            <text:p>3159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office:value-type="float" office:value="3168">
            <text:p>3168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3181">
            <text:p>3181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3198">
            <text:p>3198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3247">
            <text:p>3247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3259">
            <text:p>3259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3269">
            <text:p>3269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3280">
            <text:p>3280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3354">
            <text:p>3354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3366">
            <text:p>3366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3406">
            <text:p>3406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47">
            <text:p>3447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3468">
            <text:p>3468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table:number-columns-repeated="2" office:value-type="float" office:value="3516">
            <text:p>3516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540">
            <text:p>3540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3553">
            <text:p>355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3563">
            <text:p>3563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3610">
            <text:p>3610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619">
            <text:p>3619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office:value-type="float" office:value="3627">
            <text:p>3627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3635">
            <text:p>3635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3643">
            <text:p>3643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float" office:value="3652">
            <text:p>3652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table:number-columns-repeated="2" office:value-type="float" office:value="3667">
            <text:p>3667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table:number-columns-repeated="2" office:value-type="float" office:value="3683">
            <text:p>3683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699">
            <text:p>3699</text:p>
          </table:table-cell>
        </table:table-row>
        <table:table-row table:style-name="ro1">
          <table:table-cell table:number-columns-repeated="2" office:value-type="float" office:value="3707">
            <text:p>3707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3715">
            <text:p>3715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3733">
            <text:p>3733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762">
            <text:p>3762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office:value-type="float" office:value="3769">
            <text:p>376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782">
            <text:p>3782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3801">
            <text:p>3801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821">
            <text:p>3821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office:value-type="float" office:value="3862">
            <text:p>3862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office:value-type="float" office:value="3869">
            <text:p>3869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office:value-type="float" office:value="3881">
            <text:p>3881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898">
            <text:p>3898</text:p>
          </table:table-cell>
        </table:table-row>
        <table:table-row table:style-name="ro1">
          <table:table-cell table:number-columns-repeated="2" office:value-type="float" office:value="3909">
            <text:p>390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table:number-columns-repeated="2" office:value-type="float" office:value="3929">
            <text:p>3929</text:p>
          </table:table-cell>
        </table:table-row>
        <table:table-row table:style-name="ro1">
          <table:table-cell table:number-columns-repeated="2" office:value-type="float" office:value="3934">
            <text:p>3934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3939">
            <text:p>3939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table:number-columns-repeated="2" office:value-type="float" office:value="3947">
            <text:p>3947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949">
            <text:p>3949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3952">
            <text:p>3952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3956">
            <text:p>3956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table:number-columns-repeated="2" office:value-type="float" office:value="3956">
            <text:p>3956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3960">
            <text:p>3960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961">
            <text:p>396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64">
            <text:p>3964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float" office:value="3982">
            <text:p>3982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4003">
            <text:p>400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13">
            <text:p>4013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21">
            <text:p>4021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030">
            <text:p>4030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9">
            <text:p>406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8">
            <text:p>4068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table:number-columns-repeated="2" office:value-type="float" office:value="4054">
            <text:p>4054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table:number-columns-repeated="2" office:value-type="float" office:value="4051">
            <text:p>4051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table:number-columns-repeated="2" office:value-type="float" office:value="4042">
            <text:p>4042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41">
            <text:p>4041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951">
            <text:p>3951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3936">
            <text:p>3936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3931">
            <text:p>3931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3928">
            <text:p>3928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table:number-columns-repeated="2" office:value-type="float" office:value="3857">
            <text:p>3857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836">
            <text:p>3836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811">
            <text:p>3811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3803">
            <text:p>3803</text:p>
          </table:table-cell>
        </table:table-row>
        <table:table-row table:style-name="ro1">
          <table:table-cell table:number-columns-repeated="2" office:value-type="float" office:value="3791">
            <text:p>3791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3782">
            <text:p>3782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table:number-columns-repeated="2" office:value-type="float" office:value="3732">
            <text:p>3732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3714">
            <text:p>3714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3693">
            <text:p>3693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662">
            <text:p>3662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office:value-type="float" office:value="3651">
            <text:p>365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3639">
            <text:p>3639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3628">
            <text:p>3628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float" office:value="3617">
            <text:p>3617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float" office:value="3605">
            <text:p>3605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3581">
            <text:p>3581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3557">
            <text:p>3557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3534">
            <text:p>3534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3514">
            <text:p>3514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3444">
            <text:p>3444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office:value-type="float" office:value="3412">
            <text:p>3412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3304">
            <text:p>3304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3190">
            <text:p>3190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table:number-columns-repeated="2" office:value-type="float" office:value="2806">
            <text:p>2806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number-columns-repeated="2" office:value-type="float" office:value="167">
            <text:p>167</text:p>
          </table:table-cell>
        </table:table-row>
        <table:table-row table:style-name="ro1">
          <table:table-cell table:number-columns-repeated="2" office:value-type="float" office:value="165">
            <text:p>16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</table:table>
      <table:table table:name="R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2"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2"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2"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847">
            <text:p>1847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848">
            <text:p>1848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2096">
            <text:p>2096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2151">
            <text:p>215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2253">
            <text:p>2253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2713">
            <text:p>2713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float" office:value="2726">
            <text:p>2726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2754">
            <text:p>2754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786">
            <text:p>2786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table:number-columns-repeated="2" office:value-type="float" office:value="2806">
            <text:p>2806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817">
            <text:p>2817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float" office:value="2816">
            <text:p>2816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834">
            <text:p>2834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2845">
            <text:p>284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float" office:value="2966">
            <text:p>2966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office:value-type="float" office:value="2995">
            <text:p>2995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2994">
            <text:p>2994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3054">
            <text:p>3054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3063">
            <text:p>3063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77">
            <text:p>3077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088">
            <text:p>3088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3088">
            <text:p>3088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3086">
            <text:p>3086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3099">
            <text:p>3099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3109">
            <text:p>3109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office:value-type="float" office:value="3122">
            <text:p>3122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float" office:value="3129">
            <text:p>3129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office:value-type="float" office:value="3159">
            <text:p>3159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3156">
            <text:p>3156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office:value-type="float" office:value="3168">
            <text:p>3168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office:value-type="float" office:value="3168">
            <text:p>3168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3190">
            <text:p>319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3181">
            <text:p>3181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3198">
            <text:p>3198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3209">
            <text:p>3209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3220">
            <text:p>3220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3225">
            <text:p>3225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3233">
            <text:p>3233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3231">
            <text:p>3231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table:number-columns-repeated="2" office:value-type="float" office:value="3246">
            <text:p>3246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office:value-type="float" office:value="3236">
            <text:p>3236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3247">
            <text:p>3247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3252">
            <text:p>3252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office:value-type="float" office:value="3241">
            <text:p>3241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3259">
            <text:p>3259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3252">
            <text:p>3252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3268">
            <text:p>3268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3269">
            <text:p>3269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3280">
            <text:p>3280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3281">
            <text:p>3281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3285">
            <text:p>3285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3304">
            <text:p>3304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306">
            <text:p>3306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331">
            <text:p>3331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3328">
            <text:p>3328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343">
            <text:p>3343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3351">
            <text:p>3351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3354">
            <text:p>3354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349">
            <text:p>3349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3359">
            <text:p>3359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float" office:value="3367">
            <text:p>3367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3366">
            <text:p>3366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float" office:value="3367">
            <text:p>3367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office:value-type="float" office:value="3368">
            <text:p>3368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3386">
            <text:p>3386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3406">
            <text:p>3406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office:value-type="float" office:value="3412">
            <text:p>3412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407">
            <text:p>3407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3418">
            <text:p>3418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3428">
            <text:p>3428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3430">
            <text:p>3430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3444">
            <text:p>3444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3437">
            <text:p>3437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47">
            <text:p>3447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3466">
            <text:p>3466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3468">
            <text:p>3468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office:value-type="float" office:value="3485">
            <text:p>3485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3484">
            <text:p>3484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float" office:value="3503">
            <text:p>3503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3514">
            <text:p>3514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508">
            <text:p>3508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3498">
            <text:p>3498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table:number-columns-repeated="2" office:value-type="float" office:value="3516">
            <text:p>3516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3521">
            <text:p>3521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3534">
            <text:p>3534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544">
            <text:p>3544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540">
            <text:p>3540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3557">
            <text:p>3557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3542">
            <text:p>3542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3553">
            <text:p>3553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office:value-type="float" office:value="3552">
            <text:p>3552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3563">
            <text:p>3563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3564">
            <text:p>3564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3581">
            <text:p>3581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3579">
            <text:p>3579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573">
            <text:p>3573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float" office:value="3589">
            <text:p>3589</text:p>
          </table:table-cell>
        </table:table-row>
        <table:table-row table:style-name="ro1">
          <table:table-cell table:number-columns-repeated="2" office:value-type="float" office:value="3603">
            <text:p>3603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float" office:value="3605">
            <text:p>3605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588">
            <text:p>3588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3611">
            <text:p>3611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3610">
            <text:p>3610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float" office:value="3617">
            <text:p>3617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3605">
            <text:p>3605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604">
            <text:p>3604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619">
            <text:p>3619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3628">
            <text:p>3628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office:value-type="float" office:value="3627">
            <text:p>3627</text:p>
          </table:table-cell>
        </table:table-row>
        <table:table-row table:style-name="ro1">
          <table:table-cell table:number-columns-repeated="2" office:value-type="float" office:value="3629">
            <text:p>3629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3631">
            <text:p>3631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3635">
            <text:p>3635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3639">
            <text:p>3639</text:p>
          </table:table-cell>
        </table:table-row>
        <table:table-row table:style-name="ro1">
          <table:table-cell table:number-columns-repeated="2" office:value-type="float" office:value="3637">
            <text:p>3637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3624">
            <text:p>3624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3636">
            <text:p>3636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3643">
            <text:p>3643</text:p>
          </table:table-cell>
        </table:table-row>
        <table:table-row table:style-name="ro1">
          <table:table-cell table:number-columns-repeated="2" office:value-type="float" office:value="3646">
            <text:p>3646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office:value-type="float" office:value="3651">
            <text:p>3651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float" office:value="3652">
            <text:p>3652</text:p>
          </table:table-cell>
        </table:table-row>
        <table:table-row table:style-name="ro1">
          <table:table-cell table:number-columns-repeated="2" office:value-type="float" office:value="3654">
            <text:p>3654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3642">
            <text:p>3642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3662">
            <text:p>3662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table:number-columns-repeated="2" office:value-type="float" office:value="3667">
            <text:p>3667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3664">
            <text:p>3664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671">
            <text:p>3671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3680">
            <text:p>3680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3668">
            <text:p>3668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table:number-columns-repeated="2" office:value-type="float" office:value="3683">
            <text:p>3683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3693">
            <text:p>3693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699">
            <text:p>3699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office:value-type="float" office:value="3707">
            <text:p>3707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3694">
            <text:p>3694</text:p>
          </table:table-cell>
        </table:table-row>
        <table:table-row table:style-name="ro1">
          <table:table-cell table:number-columns-repeated="2" office:value-type="float" office:value="3707">
            <text:p>3707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702">
            <text:p>3702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3714">
            <text:p>3714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float" office:value="3717">
            <text:p>3717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3715">
            <text:p>3715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office:value-type="float" office:value="3713">
            <text:p>3713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3711">
            <text:p>3711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3720">
            <text:p>3720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office:value-type="float" office:value="3716">
            <text:p>3716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table:number-columns-repeated="2" office:value-type="float" office:value="3732">
            <text:p>3732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3733">
            <text:p>3733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746">
            <text:p>3746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3730">
            <text:p>3730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3743">
            <text:p>3743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757">
            <text:p>3757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762">
            <text:p>3762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759">
            <text:p>3759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765">
            <text:p>3765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office:value-type="float" office:value="3769">
            <text:p>3769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3778">
            <text:p>3778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3782">
            <text:p>378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788">
            <text:p>3788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782">
            <text:p>3782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3780">
            <text:p>3780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table:number-columns-repeated="2" office:value-type="float" office:value="3791">
            <text:p>3791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3796">
            <text:p>3796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3788">
            <text:p>3788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3803">
            <text:p>3803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3801">
            <text:p>3801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3798">
            <text:p>3798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3803">
            <text:p>3803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811">
            <text:p>381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3822">
            <text:p>3822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3813">
            <text:p>3813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817">
            <text:p>3817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821">
            <text:p>3821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3820">
            <text:p>3820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office:value-type="float" office:value="3830">
            <text:p>3830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float" office:value="3824">
            <text:p>3824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836">
            <text:p>3836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3846">
            <text:p>3846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table:number-columns-repeated="2" office:value-type="float" office:value="3857">
            <text:p>3857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office:value-type="float" office:value="3862">
            <text:p>3862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3861">
            <text:p>3861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office:value-type="float" office:value="3869">
            <text:p>3869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office:value-type="float" office:value="3881">
            <text:p>3881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8">
            <text:p>3878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74">
            <text:p>3874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78">
            <text:p>3878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81">
            <text:p>3881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76">
            <text:p>3876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3891">
            <text:p>3891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891">
            <text:p>3891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3893">
            <text:p>3893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3903">
            <text:p>3903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table:number-columns-repeated="2" office:value-type="float" office:value="3909">
            <text:p>3909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3899">
            <text:p>3899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3903">
            <text:p>3903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3904">
            <text:p>3904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3928">
            <text:p>3928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3919">
            <text:p>3919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3915">
            <text:p>3915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3928">
            <text:p>3928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3916">
            <text:p>3916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3917">
            <text:p>3917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table:number-columns-repeated="2" office:value-type="float" office:value="3928">
            <text:p>3928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3931">
            <text:p>3931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office:value-type="float" office:value="3923">
            <text:p>3923</text:p>
          </table:table-cell>
        </table:table-row>
        <table:table-row table:style-name="ro1">
          <table:table-cell table:number-columns-repeated="2" office:value-type="float" office:value="3929">
            <text:p>3929</text:p>
          </table:table-cell>
        </table:table-row>
        <table:table-row table:style-name="ro1">
          <table:table-cell table:number-columns-repeated="2" office:value-type="float" office:value="3932">
            <text:p>3932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table:number-columns-repeated="2" office:value-type="float" office:value="3934">
            <text:p>3934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3936">
            <text:p>3936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3923">
            <text:p>3923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3927">
            <text:p>3927</text:p>
          </table:table-cell>
        </table:table-row>
        <table:table-row table:style-name="ro1">
          <table:table-cell table:number-columns-repeated="2" office:value-type="float" office:value="3936">
            <text:p>3936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3939">
            <text:p>3939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940">
            <text:p>3940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945">
            <text:p>3945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939">
            <text:p>3939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table:number-columns-repeated="2" office:value-type="float" office:value="3947">
            <text:p>3947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949">
            <text:p>3949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951">
            <text:p>3951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3952">
            <text:p>3952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3952">
            <text:p>3952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float" office:value="3949">
            <text:p>3949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3960">
            <text:p>3960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3956">
            <text:p>3956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table:number-columns-repeated="2" office:value-type="float" office:value="3956">
            <text:p>3956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3952">
            <text:p>3952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3960">
            <text:p>3960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961">
            <text:p>396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964">
            <text:p>3964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3959">
            <text:p>3959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3963">
            <text:p>3963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3956">
            <text:p>3956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table:number-columns-repeated="2" office:value-type="float" office:value="3972">
            <text:p>3972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float" office:value="3982">
            <text:p>3982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3974">
            <text:p>3974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988">
            <text:p>3988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82">
            <text:p>3982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3981">
            <text:p>3981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3996">
            <text:p>3996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3984">
            <text:p>3984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table:number-columns-repeated="2" office:value-type="float" office:value="3991">
            <text:p>3991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4003">
            <text:p>4003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999">
            <text:p>399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office:value-type="float" office:value="4003">
            <text:p>4003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13">
            <text:p>4013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21">
            <text:p>4021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13">
            <text:p>4013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table:number-columns-repeated="2" office:value-type="float" office:value="4018">
            <text:p>4018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4022">
            <text:p>4022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030">
            <text:p>4030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030">
            <text:p>4030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4025">
            <text:p>4025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4021">
            <text:p>4021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5">
            <text:p>4035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37">
            <text:p>4037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41">
            <text:p>4041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table:number-columns-repeated="2" office:value-type="float" office:value="4042">
            <text:p>4042</text:p>
          </table:table-cell>
        </table:table-row>
        <table:table-row table:style-name="ro1">
          <table:table-cell table:number-columns-repeated="2" office:value-type="float" office:value="4043">
            <text:p>4043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table:number-columns-repeated="2" office:value-type="float" office:value="4048">
            <text:p>4048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table:number-columns-repeated="2" office:value-type="float" office:value="4051">
            <text:p>4051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4055">
            <text:p>4055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table:number-columns-repeated="2" office:value-type="float" office:value="4054">
            <text:p>4054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1">
            <text:p>406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2">
            <text:p>4062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number-columns-repeated="2" office:value-type="float" office:value="4064">
            <text:p>4064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9">
            <text:p>4069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8">
            <text:p>4068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3">
            <text:p>4063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53">
            <text:p>4053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4060">
            <text:p>406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  <table:table-row table:style-name="ro1">
          <table:table-cell>
            <draw:frame table:end-cell-address="Tabelle2.CC185" table:end-x="2.118cm" table:end-y="0.301cm" draw:z-index="0" draw:style-name="gr1" draw:text-style-name="P1" svg:width="181.357cm" svg:height="82.647cm" svg:x="1.411cm" svg:y="0.302cm">
              <draw:object draw:notify-on-update-of-ranges="R2.A1:R2.A1824 R2.B1:R2.B18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R1.A1:R1.B30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15.12.2019</text:date>, <text:time>23:50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7:34:47.44</meta:creation-date>
    <dc:date>2019-12-15T23:50:48.66</dc:date>
    <meta:editing-duration>PT5H59M44S</meta:editing-duration>
    <meta:editing-cycles>3</meta:editing-cycles>
    <meta:generator>OpenOffice/4.1.6$Win32 OpenOffice.org_project/416m1$Build-9790</meta:generator>
    <meta:document-statistic meta:table-count="4" meta:cell-count="157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D000000DD000000DDAFD07676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0" chart:maximum="410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10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1cm" chart:symbol-height="0.1cm">
        <chart:symbol-image xlink:href="Pictures/2000000D000000DD000000DDAFD07676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1.358cm" svg:height="82.648cm" xlink:href=".." xlink:type="simple" chart:class="chart:scatter" chart:style-name="ch1">
        <chart:legend svg:x="548.846cm" svg:y="173.222cm" style:legend-expansion="custom" chartooo:width="920.29cm" chartooo:height="418.731cm" style:legend-expansion-aspect-ratio="2.19780718408716" chart:style-name="ch2"/>
        <chart:plot-area chart:style-name="ch3" table:cell-range-address="R2.A1:R2.B1824" svg:x="1.704cm" svg:y="6.315cm" svg:width="177.171cm" svg:height="73.351cm">
          <chartooo:coordinate-region svg:x="2.696cm" svg:y="6.527cm" svg:width="175.807cm" svg:height="72.4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2.B1:R2.B1824" chart:class="chart:scatter">
            <chart:domain table:cell-range-address="R2.A1:R2.A1824"/>
            <chart:data-point chart:repeated="18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">
                <text:p>131</text:p>
                <draw:g>
                  <svg:desc>R2.A1:R2.A1824</svg:desc>
                </draw:g>
              </table:table-cell>
              <table:table-cell office:value-type="float" office:value="153">
                <text:p>153</text:p>
                <draw:g>
                  <svg:desc>R2.B1:R2.B18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4">
                <text:p>1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4">
                <text:p>1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">
                <text:p>1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">
                <text:p>1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">
                <text:p>1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5">
                <text:p>1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1">
                <text:p>1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1">
                <text:p>1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9">
                <text:p>1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4">
                <text:p>1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2">
                <text:p>1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">
                <text:p>1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">
                <text:p>1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">
                <text:p>14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4">
                <text:p>1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5">
                <text:p>1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">
                <text:p>1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8">
                <text:p>1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8">
                <text:p>1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8">
                <text:p>1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">
                <text:p>1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">
                <text:p>15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">
                <text:p>15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3">
                <text:p>15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56">
                <text:p>4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56">
                <text:p>4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64">
                <text:p>4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64">
                <text:p>4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64">
                <text:p>4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64">
                <text:p>4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64">
                <text:p>4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64">
                <text:p>4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64">
                <text:p>4064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64">
                <text:p>406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63">
                <text:p>4063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64">
                <text:p>406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64">
                <text:p>406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64">
                <text:p>406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64">
                <text:p>4064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64">
                <text:p>406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64">
                <text:p>406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64">
                <text:p>406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4">
                <text:p>406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64">
                <text:p>406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64">
                <text:p>406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64">
                <text:p>406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65">
                <text:p>4065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64">
                <text:p>406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64">
                <text:p>406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64">
                <text:p>406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64">
                <text:p>406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64">
                <text:p>406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64">
                <text:p>406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64">
                <text:p>406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64">
                <text:p>406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63">
                <text:p>4063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59">
                <text:p>4059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59">
                <text:p>4059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58">
                <text:p>405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58">
                <text:p>4058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56">
                <text:p>4056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55">
                <text:p>4055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55">
                <text:p>4055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53">
                <text:p>4053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53">
                <text:p>4053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2">
                <text:p>4052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53">
                <text:p>4053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52">
                <text:p>4052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52">
                <text:p>4052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51">
                <text:p>4051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50">
                <text:p>405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49">
                <text:p>404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46">
                <text:p>404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47">
                <text:p>4047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46">
                <text:p>404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44">
                <text:p>404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43">
                <text:p>4043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43">
                <text:p>4043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43">
                <text:p>4043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42">
                <text:p>4042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43">
                <text:p>4043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43">
                <text:p>4043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44">
                <text:p>404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46">
                <text:p>4046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48">
                <text:p>4048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52">
                <text:p>405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58">
                <text:p>405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64">
                <text:p>406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66">
                <text:p>4066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64">
                <text:p>4064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62">
                <text:p>406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54">
                <text:p>4054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55">
                <text:p>4055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58">
                <text:p>4058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64">
                <text:p>406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64">
                <text:p>4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64">
                <text:p>406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60">
                <text:p>4060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57">
                <text:p>4057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57">
                <text:p>4057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0">
                <text:p>4060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64">
                <text:p>406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64">
                <text:p>406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53">
                <text:p>4053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52">
                <text:p>4052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54">
                <text:p>4054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56">
                <text:p>40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9">
                <text:p>40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32">
                <text:p>4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65">
                <text:p>406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4">
                <text:p>406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64">
                <text:p>406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23">
                <text:p>40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63">
                <text:p>406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43">
                <text:p>40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30">
                <text:p>40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26">
                <text:p>402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63">
                <text:p>4063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65">
                <text:p>4065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64">
                <text:p>406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64">
                <text:p>406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64">
                <text:p>406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20">
                <text:p>4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25">
                <text:p>402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20">
                <text:p>4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63">
                <text:p>406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54">
                <text:p>4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52">
                <text:p>40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53">
                <text:p>40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64">
                <text:p>406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61">
                <text:p>406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58">
                <text:p>4058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59">
                <text:p>4059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64">
                <text:p>406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64">
                <text:p>406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58">
                <text:p>405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55">
                <text:p>4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50">
                <text:p>405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063">
                <text:p>406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63">
                <text:p>406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63">
                <text:p>406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62">
                <text:p>406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62">
                <text:p>406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62">
                <text:p>406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62">
                <text:p>406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63">
                <text:p>406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064">
                <text:p>4064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064">
                <text:p>406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66">
                <text:p>4066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65">
                <text:p>406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065">
                <text:p>406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56">
                <text:p>4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5">
                <text:p>24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2">
                <text:p>2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2">
                <text:p>2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2">
                <text:p>2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3">
                <text:p>2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3">
                <text:p>2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43">
                <text:p>24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3">
                <text:p>2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5">
                <text:p>36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9">
                <text:p>34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7">
                <text:p>34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46">
                <text:p>34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4">
                <text:p>34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4">
                <text:p>34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43">
                <text:p>34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2">
                <text:p>34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2">
                <text:p>34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2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1">
                <text:p>3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1">
                <text:p>3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1">
                <text:p>3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0">
                <text:p>34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9">
                <text:p>33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9">
                <text:p>33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0">
                <text:p>34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1">
                <text:p>3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1">
                <text:p>34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2">
                <text:p>34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2">
                <text:p>34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2">
                <text:p>34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3">
                <text:p>34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3">
                <text:p>34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44">
                <text:p>34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7">
                <text:p>50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7">
                <text:p>50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6">
                <text:p>50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6">
                <text:p>50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05">
                <text:p>50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0">
                <text:p>5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98">
                <text:p>49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8">
                <text:p>49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7">
                <text:p>49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96">
                <text:p>4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96">
                <text:p>4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6">
                <text:p>4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93">
                <text:p>49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91">
                <text:p>49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8">
                <text:p>4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86">
                <text:p>48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84">
                <text:p>48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83">
                <text:p>48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83">
                <text:p>48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83">
                <text:p>48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83">
                <text:p>48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81">
                <text:p>48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80">
                <text:p>48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79">
                <text:p>47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79">
                <text:p>47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78">
                <text:p>4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2">
                <text:p>4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84">
                <text:p>4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6">
                <text:p>4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00">
                <text:p>5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04">
                <text:p>50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4">
                <text:p>50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5">
                <text:p>50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5">
                <text:p>50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05">
                <text:p>5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8">
                <text:p>63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37">
                <text:p>63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37">
                <text:p>63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7">
                <text:p>63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6">
                <text:p>63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37">
                <text:p>63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37">
                <text:p>6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37">
                <text:p>6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37">
                <text:p>6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7">
                <text:p>6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37">
                <text:p>6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7">
                <text:p>6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35">
                <text:p>6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36">
                <text:p>6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35">
                <text:p>6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5">
                <text:p>6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35">
                <text:p>6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35">
                <text:p>6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36">
                <text:p>63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36">
                <text:p>63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36">
                <text:p>63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36">
                <text:p>63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6">
                <text:p>63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36">
                <text:p>63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66">
                <text:p>76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66">
                <text:p>76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66">
                <text:p>76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66">
                <text:p>76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66">
                <text:p>76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67">
                <text:p>76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67">
                <text:p>76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68">
                <text:p>76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67">
                <text:p>76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67">
                <text:p>76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67">
                <text:p>76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68">
                <text:p>76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68">
                <text:p>76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">
                <text:p>76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8">
                <text:p>76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8">
                <text:p>76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9">
                <text:p>76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8">
                <text:p>76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8">
                <text:p>76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8">
                <text:p>76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9">
                <text:p>76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0">
                <text:p>77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0">
                <text:p>77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9">
                <text:p>7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9">
                <text:p>76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9">
                <text:p>76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9">
                <text:p>76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9">
                <text:p>76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7">
                <text:p>90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3">
                <text:p>90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4">
                <text:p>894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93">
                <text:p>89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3">
                <text:p>89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94">
                <text:p>8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3">
                <text:p>8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3">
                <text:p>8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3">
                <text:p>8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3">
                <text:p>8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2">
                <text:p>8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93">
                <text:p>8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92">
                <text:p>8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92">
                <text:p>89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2">
                <text:p>8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92">
                <text:p>8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92">
                <text:p>89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2">
                <text:p>8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92">
                <text:p>89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93">
                <text:p>89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81">
                <text:p>108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81">
                <text:p>108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68">
                <text:p>106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64">
                <text:p>106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64">
                <text:p>106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63">
                <text:p>106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63">
                <text:p>106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64">
                <text:p>106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63">
                <text:p>106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63">
                <text:p>106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63">
                <text:p>106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62">
                <text:p>106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62">
                <text:p>106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61">
                <text:p>106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62">
                <text:p>106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61">
                <text:p>106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62">
                <text:p>106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61">
                <text:p>106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61">
                <text:p>106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61">
                <text:p>106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3">
                <text:p>106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62">
                <text:p>106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62">
                <text:p>106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62">
                <text:p>106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61">
                <text:p>10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63">
                <text:p>106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65">
                <text:p>1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52">
                <text:p>125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42">
                <text:p>124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40">
                <text:p>124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38">
                <text:p>123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38">
                <text:p>123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38">
                <text:p>123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40">
                <text:p>124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43">
                <text:p>124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43">
                <text:p>124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43">
                <text:p>124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43">
                <text:p>124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43">
                <text:p>124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2">
                <text:p>124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42">
                <text:p>124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43">
                <text:p>124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42">
                <text:p>124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42">
                <text:p>124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42">
                <text:p>124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42">
                <text:p>124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41">
                <text:p>124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41">
                <text:p>124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41">
                <text:p>124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41">
                <text:p>124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41">
                <text:p>124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41">
                <text:p>124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40">
                <text:p>124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39">
                <text:p>123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39">
                <text:p>123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40">
                <text:p>124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39">
                <text:p>123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39">
                <text:p>123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39">
                <text:p>123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39">
                <text:p>123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39">
                <text:p>123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40">
                <text:p>124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41">
                <text:p>124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41">
                <text:p>124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42">
                <text:p>124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43">
                <text:p>124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43">
                <text:p>124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42">
                <text:p>124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43">
                <text:p>124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44">
                <text:p>124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6">
                <text:p>139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">
                <text:p>14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02">
                <text:p>14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03">
                <text:p>14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04">
                <text:p>14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03">
                <text:p>14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03">
                <text:p>14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03">
                <text:p>14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03">
                <text:p>1403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02">
                <text:p>140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00">
                <text:p>14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01">
                <text:p>140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00">
                <text:p>14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00">
                <text:p>14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02">
                <text:p>14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01">
                <text:p>140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02">
                <text:p>14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02">
                <text:p>14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02">
                <text:p>140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01">
                <text:p>140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02">
                <text:p>14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02">
                <text:p>14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02">
                <text:p>140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02">
                <text:p>140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02">
                <text:p>140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03">
                <text:p>14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03">
                <text:p>140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02">
                <text:p>140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01">
                <text:p>140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96">
                <text:p>139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92">
                <text:p>139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93">
                <text:p>1393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29">
                <text:p>152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28">
                <text:p>152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28">
                <text:p>1528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31">
                <text:p>153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33">
                <text:p>153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33">
                <text:p>153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35">
                <text:p>15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35">
                <text:p>15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35">
                <text:p>15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33">
                <text:p>153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33">
                <text:p>153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35">
                <text:p>153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34">
                <text:p>153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35">
                <text:p>153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35">
                <text:p>153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35">
                <text:p>15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35">
                <text:p>153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34">
                <text:p>15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34">
                <text:p>153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32">
                <text:p>153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29">
                <text:p>152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29">
                <text:p>152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29">
                <text:p>152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27">
                <text:p>152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27">
                <text:p>152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28">
                <text:p>1528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29">
                <text:p>152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29">
                <text:p>1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35">
                <text:p>1735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42">
                <text:p>1742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43">
                <text:p>174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43">
                <text:p>174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45">
                <text:p>174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45">
                <text:p>174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45">
                <text:p>174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45">
                <text:p>174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45">
                <text:p>174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45">
                <text:p>174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45">
                <text:p>174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44">
                <text:p>174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44">
                <text:p>174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43">
                <text:p>174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43">
                <text:p>174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43">
                <text:p>174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42">
                <text:p>1742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42">
                <text:p>17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41">
                <text:p>1741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40">
                <text:p>174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920">
                <text:p>192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921">
                <text:p>192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921">
                <text:p>192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922">
                <text:p>1922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923">
                <text:p>192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923">
                <text:p>192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921">
                <text:p>1921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922">
                <text:p>192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23">
                <text:p>192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924">
                <text:p>1924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923">
                <text:p>192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924">
                <text:p>1924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924">
                <text:p>1924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925">
                <text:p>192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926">
                <text:p>1926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925">
                <text:p>192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925">
                <text:p>192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924">
                <text:p>192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923">
                <text:p>192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921">
                <text:p>192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921">
                <text:p>192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922">
                <text:p>192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921">
                <text:p>192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116">
                <text:p>211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116">
                <text:p>2116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116">
                <text:p>2116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124">
                <text:p>2124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126">
                <text:p>2126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126">
                <text:p>2126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127">
                <text:p>212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127">
                <text:p>212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129">
                <text:p>212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129">
                <text:p>212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28">
                <text:p>21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29">
                <text:p>212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129">
                <text:p>21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128">
                <text:p>212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127">
                <text:p>2127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127">
                <text:p>21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26">
                <text:p>212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125">
                <text:p>2125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125">
                <text:p>212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125">
                <text:p>2125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124">
                <text:p>2124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124">
                <text:p>212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288">
                <text:p>2288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289">
                <text:p>2289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289">
                <text:p>228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290">
                <text:p>2290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290">
                <text:p>2290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291">
                <text:p>2291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291">
                <text:p>229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292">
                <text:p>229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92">
                <text:p>229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92">
                <text:p>229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291">
                <text:p>2291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91">
                <text:p>229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291">
                <text:p>229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291">
                <text:p>229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292">
                <text:p>2292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292">
                <text:p>2292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293">
                <text:p>229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294">
                <text:p>2294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293">
                <text:p>2293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293">
                <text:p>229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294">
                <text:p>2294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293">
                <text:p>229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293">
                <text:p>229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294">
                <text:p>2294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293">
                <text:p>229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293">
                <text:p>229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292">
                <text:p>2292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292">
                <text:p>229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293">
                <text:p>229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293">
                <text:p>229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293">
                <text:p>229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93">
                <text:p>2293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294">
                <text:p>2294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295">
                <text:p>2295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295">
                <text:p>2295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295">
                <text:p>2295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295">
                <text:p>2295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295">
                <text:p>2295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295">
                <text:p>2295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295">
                <text:p>2295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295">
                <text:p>2295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296">
                <text:p>2296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96">
                <text:p>22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96">
                <text:p>22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96">
                <text:p>2296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95">
                <text:p>2295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95">
                <text:p>2295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95">
                <text:p>2295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94">
                <text:p>229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94">
                <text:p>2294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93">
                <text:p>229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92">
                <text:p>229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92">
                <text:p>229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91">
                <text:p>2291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95">
                <text:p>2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496">
                <text:p>2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498">
                <text:p>2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00">
                <text:p>2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02">
                <text:p>2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15">
                <text:p>2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13">
                <text:p>2513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13">
                <text:p>2513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14">
                <text:p>2514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15">
                <text:p>2515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15">
                <text:p>251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15">
                <text:p>251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16">
                <text:p>2516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16">
                <text:p>2516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16">
                <text:p>2516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16">
                <text:p>2516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16">
                <text:p>2516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16">
                <text:p>2516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17">
                <text:p>251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17">
                <text:p>2517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18">
                <text:p>251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17">
                <text:p>251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17">
                <text:p>251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18">
                <text:p>251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17">
                <text:p>25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17">
                <text:p>251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18">
                <text:p>251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17">
                <text:p>2517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518">
                <text:p>251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518">
                <text:p>251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518">
                <text:p>251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518">
                <text:p>251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518">
                <text:p>251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517">
                <text:p>251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516">
                <text:p>2516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515">
                <text:p>251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515">
                <text:p>251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515">
                <text:p>2515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74">
                <text:p>2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75">
                <text:p>2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76">
                <text:p>2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72">
                <text:p>267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71">
                <text:p>267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71">
                <text:p>267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71">
                <text:p>267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71">
                <text:p>2671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76">
                <text:p>2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79">
                <text:p>2679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80">
                <text:p>268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81">
                <text:p>2681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81">
                <text:p>2681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81">
                <text:p>2681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81">
                <text:p>2681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80">
                <text:p>268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81">
                <text:p>2681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82">
                <text:p>2682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82">
                <text:p>2682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82">
                <text:p>268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83">
                <text:p>268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3">
                <text:p>2683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3">
                <text:p>2683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83">
                <text:p>268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83">
                <text:p>268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83">
                <text:p>268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84">
                <text:p>268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83">
                <text:p>2683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84">
                <text:p>268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684">
                <text:p>2684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684">
                <text:p>2684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684">
                <text:p>268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683">
                <text:p>2683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683">
                <text:p>2683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683">
                <text:p>268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682">
                <text:p>268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683">
                <text:p>2683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682">
                <text:p>268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683">
                <text:p>268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82">
                <text:p>2682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682">
                <text:p>268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682">
                <text:p>2682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681">
                <text:p>268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679">
                <text:p>2679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675">
                <text:p>267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673">
                <text:p>2673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672">
                <text:p>267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672">
                <text:p>267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672">
                <text:p>2672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672">
                <text:p>267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671">
                <text:p>2671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72">
                <text:p>2672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672">
                <text:p>2672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684">
                <text:p>2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01">
                <text:p>2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817">
                <text:p>2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848">
                <text:p>284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47">
                <text:p>2847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847">
                <text:p>284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847">
                <text:p>284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848">
                <text:p>284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848">
                <text:p>284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848">
                <text:p>2848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48">
                <text:p>2848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848">
                <text:p>2848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848">
                <text:p>284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848">
                <text:p>2848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48">
                <text:p>284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849">
                <text:p>284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849">
                <text:p>2849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849">
                <text:p>284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849">
                <text:p>2849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849">
                <text:p>284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849">
                <text:p>284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49">
                <text:p>2849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49">
                <text:p>284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50">
                <text:p>285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49">
                <text:p>284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50">
                <text:p>285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50">
                <text:p>285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50">
                <text:p>285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51">
                <text:p>2851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53">
                <text:p>2853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55">
                <text:p>285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59">
                <text:p>2859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61">
                <text:p>2861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61">
                <text:p>2861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60">
                <text:p>286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60">
                <text:p>286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60">
                <text:p>286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60">
                <text:p>286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60">
                <text:p>286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60">
                <text:p>286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61">
                <text:p>286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62">
                <text:p>286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62">
                <text:p>2862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62">
                <text:p>286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62">
                <text:p>2862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62">
                <text:p>2862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63">
                <text:p>2863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62">
                <text:p>2862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3">
                <text:p>2863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4">
                <text:p>2864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64">
                <text:p>2864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64">
                <text:p>286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64">
                <text:p>286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63">
                <text:p>2863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62">
                <text:p>286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62">
                <text:p>2862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60">
                <text:p>286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56">
                <text:p>285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51">
                <text:p>285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014">
                <text:p>301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013">
                <text:p>3013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013">
                <text:p>3013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013">
                <text:p>3013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013">
                <text:p>3013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013">
                <text:p>3013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014">
                <text:p>301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014">
                <text:p>3014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14">
                <text:p>301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014">
                <text:p>301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13">
                <text:p>30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013">
                <text:p>3013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013">
                <text:p>30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013">
                <text:p>30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013">
                <text:p>3013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011">
                <text:p>3011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011">
                <text:p>3011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013">
                <text:p>30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013">
                <text:p>30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012">
                <text:p>301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013">
                <text:p>30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14">
                <text:p>301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014">
                <text:p>301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013">
                <text:p>3013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012">
                <text:p>301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12">
                <text:p>30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02">
                <text:p>30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10">
                <text:p>30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166">
                <text:p>3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168">
                <text:p>316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180">
                <text:p>318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184">
                <text:p>3184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185">
                <text:p>3185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187">
                <text:p>3187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188">
                <text:p>3188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189">
                <text:p>3189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189">
                <text:p>3189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189">
                <text:p>3189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189">
                <text:p>3189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189">
                <text:p>318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190">
                <text:p>3190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89">
                <text:p>318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189">
                <text:p>318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188">
                <text:p>3188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188">
                <text:p>3188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188">
                <text:p>3188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188">
                <text:p>3188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189">
                <text:p>3189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189">
                <text:p>318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189">
                <text:p>3189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189">
                <text:p>3189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189">
                <text:p>3189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190">
                <text:p>319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191">
                <text:p>319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191">
                <text:p>319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191">
                <text:p>319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191">
                <text:p>319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191">
                <text:p>319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191">
                <text:p>319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191">
                <text:p>319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191">
                <text:p>319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191">
                <text:p>31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191">
                <text:p>319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191">
                <text:p>3191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90">
                <text:p>319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90">
                <text:p>319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189">
                <text:p>3189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188">
                <text:p>3188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187">
                <text:p>3187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187">
                <text:p>3187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186">
                <text:p>3186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186">
                <text:p>3186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187">
                <text:p>3187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337">
                <text:p>3337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37">
                <text:p>3337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335">
                <text:p>3335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335">
                <text:p>3335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337">
                <text:p>3337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339">
                <text:p>3339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345">
                <text:p>334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347">
                <text:p>3347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348">
                <text:p>334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346">
                <text:p>334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339">
                <text:p>3339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337">
                <text:p>3337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337">
                <text:p>3337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338">
                <text:p>333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339">
                <text:p>3339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340">
                <text:p>3340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342">
                <text:p>3342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343">
                <text:p>3343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44">
                <text:p>334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346">
                <text:p>334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345">
                <text:p>334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346">
                <text:p>334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346">
                <text:p>334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347">
                <text:p>3347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347">
                <text:p>3347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348">
                <text:p>334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348">
                <text:p>334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348">
                <text:p>334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348">
                <text:p>334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349">
                <text:p>3349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349">
                <text:p>3349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49">
                <text:p>3349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349">
                <text:p>3349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49">
                <text:p>3349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348">
                <text:p>334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347">
                <text:p>3347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346">
                <text:p>3346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344">
                <text:p>3344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342">
                <text:p>3342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338">
                <text:p>333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337">
                <text:p>3337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336">
                <text:p>3336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335">
                <text:p>333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335">
                <text:p>333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335">
                <text:p>333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335">
                <text:p>333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336">
                <text:p>3336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496">
                <text:p>3496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497">
                <text:p>3497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495">
                <text:p>3495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495">
                <text:p>3495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498">
                <text:p>3498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503">
                <text:p>3503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504">
                <text:p>3504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505">
                <text:p>350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504">
                <text:p>350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504">
                <text:p>350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504">
                <text:p>350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505">
                <text:p>3505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505">
                <text:p>3505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506">
                <text:p>350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506">
                <text:p>3506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507">
                <text:p>3507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506">
                <text:p>350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506">
                <text:p>350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506">
                <text:p>350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507">
                <text:p>3507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509">
                <text:p>3509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10">
                <text:p>3510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509">
                <text:p>3509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509">
                <text:p>3509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511">
                <text:p>3511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511">
                <text:p>3511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511">
                <text:p>3511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510">
                <text:p>35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11">
                <text:p>3511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511">
                <text:p>3511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511">
                <text:p>351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510">
                <text:p>3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513">
                <text:p>3513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509">
                <text:p>350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509">
                <text:p>350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267">
                <text:p>2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654">
                <text:p>3654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658">
                <text:p>365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658">
                <text:p>3658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658">
                <text:p>3658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660">
                <text:p>366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659">
                <text:p>3659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657">
                <text:p>3657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654">
                <text:p>3654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52">
                <text:p>3652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652">
                <text:p>3652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652">
                <text:p>3652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653">
                <text:p>3653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653">
                <text:p>3653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653">
                <text:p>3653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654">
                <text:p>3654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655">
                <text:p>3655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656">
                <text:p>3656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658">
                <text:p>3658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659">
                <text:p>3659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659">
                <text:p>3659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660">
                <text:p>3660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660">
                <text:p>3660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660">
                <text:p>3660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661">
                <text:p>3661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661">
                <text:p>3661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661">
                <text:p>36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661">
                <text:p>3661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662">
                <text:p>3662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661">
                <text:p>36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661">
                <text:p>36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661">
                <text:p>36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661">
                <text:p>36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660">
                <text:p>3660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660">
                <text:p>366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660">
                <text:p>36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660">
                <text:p>366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660">
                <text:p>366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660">
                <text:p>366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662">
                <text:p>3662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801">
                <text:p>3801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801">
                <text:p>3801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802">
                <text:p>3802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801">
                <text:p>3801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804">
                <text:p>3804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806">
                <text:p>3806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806">
                <text:p>3806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807">
                <text:p>380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811">
                <text:p>3811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12">
                <text:p>3812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812">
                <text:p>3812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813">
                <text:p>3813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813">
                <text:p>381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814">
                <text:p>3814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13">
                <text:p>3813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815">
                <text:p>3815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815">
                <text:p>3815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815">
                <text:p>3815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817">
                <text:p>38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818">
                <text:p>381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818">
                <text:p>381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818">
                <text:p>381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818">
                <text:p>381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819">
                <text:p>381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819">
                <text:p>3819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819">
                <text:p>3819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819">
                <text:p>3819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820">
                <text:p>382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819">
                <text:p>3819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19">
                <text:p>381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819">
                <text:p>381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819">
                <text:p>3819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820">
                <text:p>382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821">
                <text:p>3821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820">
                <text:p>382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821">
                <text:p>3821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821">
                <text:p>3821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822">
                <text:p>3822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824">
                <text:p>3824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824">
                <text:p>3824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826">
                <text:p>3826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826">
                <text:p>3826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826">
                <text:p>3826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827">
                <text:p>382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827">
                <text:p>382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827">
                <text:p>382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827">
                <text:p>382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825">
                <text:p>3825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824">
                <text:p>3824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958">
                <text:p>3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59">
                <text:p>3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959">
                <text:p>3959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959">
                <text:p>395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959">
                <text:p>395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961">
                <text:p>396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60">
                <text:p>3960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960">
                <text:p>3960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959">
                <text:p>395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960">
                <text:p>396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974">
                <text:p>3974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979">
                <text:p>397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81">
                <text:p>398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982">
                <text:p>3982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83">
                <text:p>3983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983">
                <text:p>3983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983">
                <text:p>3983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82">
                <text:p>3982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979">
                <text:p>397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979">
                <text:p>397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979">
                <text:p>397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979">
                <text:p>397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979">
                <text:p>397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980">
                <text:p>398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980">
                <text:p>398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982">
                <text:p>3982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986">
                <text:p>3986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988">
                <text:p>3988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990">
                <text:p>399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987">
                <text:p>3987</text:p>
              </table:table-cell>
              <table:table-cell office:value-type="float" office:value="3910">
                <text:p>3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